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1.508cm"/>
    </style:style>
    <style:style style:name="Tabulka1.B" style:family="table-column">
      <style:table-column-properties style:column-width="1.402cm"/>
    </style:style>
    <style:style style:name="Tabulka1.C" style:family="table-column">
      <style:table-column-properties style:column-width="6.879cm"/>
    </style:style>
    <style:style style:name="Tabulka1.D" style:family="table-column">
      <style:table-column-properties style:column-width="7.223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D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" style:family="table">
      <style:table-properties style:width="17.013cm" fo:margin-left="0cm" table:align="left"/>
    </style:style>
    <style:style style:name="Tabulka2.A" style:family="table-column">
      <style:table-column-properties style:column-width="1.508cm"/>
    </style:style>
    <style:style style:name="Tabulka2.B" style:family="table-column">
      <style:table-column-properties style:column-width="1.402cm"/>
    </style:style>
    <style:style style:name="Tabulka2.C" style:family="table-column">
      <style:table-column-properties style:column-width="6.879cm"/>
    </style:style>
    <style:style style:name="Tabulka2.D" style:family="table-column">
      <style:table-column-properties style:column-width="7.223cm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D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3" style:family="table">
      <style:table-properties style:width="17.013cm" fo:margin-left="0cm" table:align="left"/>
    </style:style>
    <style:style style:name="Tabulka3.A" style:family="table-column">
      <style:table-column-properties style:column-width="1.508cm"/>
    </style:style>
    <style:style style:name="Tabulka3.B" style:family="table-column">
      <style:table-column-properties style:column-width="1.402cm"/>
    </style:style>
    <style:style style:name="Tabulka3.C" style:family="table-column">
      <style:table-column-properties style:column-width="6.879cm"/>
    </style:style>
    <style:style style:name="Tabulka3.D" style:family="table-column">
      <style:table-column-properties style:column-width="7.223cm"/>
    </style:style>
    <style:style style:name="Tabulk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3.D1" style:family="table-cell">
      <style:table-cell-properties fo:padding="0.097cm" fo:border="0.05pt solid #000000"/>
    </style:style>
    <style:style style:name="Tabulka3.A2" style:family="table-cell">
      <style:table-cell-properties fo:padding="0.097cm" fo:border-left="0.05pt solid #000000" fo:border-right="none" fo:border-top="none" fo:border-bottom="0.05pt solid #000000"/>
    </style:style>
    <style:style style:name="Tabulk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eaad" officeooo:paragraph-rsid="001beaad"/>
    </style:style>
    <style:style style:name="P2" style:family="paragraph" style:parent-style-name="Table_20_Contents">
      <style:paragraph-properties fo:text-align="center" style:justify-single-word="false"/>
      <style:text-properties officeooo:rsid="001beaad" officeooo:paragraph-rsid="001beaa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71d344"/>
    </style:style>
    <style:style style:name="P5" style:family="paragraph" style:parent-style-name="Table_20_Contents">
      <style:paragraph-properties fo:text-align="center" style:justify-single-word="false"/>
      <style:text-properties officeooo:paragraph-rsid="0071fc71"/>
    </style:style>
    <style:style style:name="P6" style:family="paragraph" style:parent-style-name="Table_20_Contents">
      <style:paragraph-properties fo:text-align="center" style:justify-single-word="false"/>
      <style:text-properties officeooo:rsid="001e4db5" officeooo:paragraph-rsid="001e4db5"/>
    </style:style>
    <style:style style:name="P7" style:family="paragraph" style:parent-style-name="Table_20_Contents">
      <style:paragraph-properties fo:text-align="center" style:justify-single-word="false"/>
      <style:text-properties officeooo:rsid="001e4db5" officeooo:paragraph-rsid="002b56d3"/>
    </style:style>
    <style:style style:name="P8" style:family="paragraph" style:parent-style-name="Table_20_Contents">
      <style:paragraph-properties fo:text-align="center" style:justify-single-word="false"/>
      <style:text-properties officeooo:rsid="001e4db5" officeooo:paragraph-rsid="00557404"/>
    </style:style>
    <style:style style:name="P9" style:family="paragraph" style:parent-style-name="Table_20_Contents">
      <style:text-properties officeooo:rsid="001e4db5" officeooo:paragraph-rsid="001e4db5"/>
    </style:style>
    <style:style style:name="P10" style:family="paragraph" style:parent-style-name="Table_20_Contents">
      <style:text-properties officeooo:rsid="001e4db5" officeooo:paragraph-rsid="001f852c"/>
    </style:style>
    <style:style style:name="P11" style:family="paragraph" style:parent-style-name="Table_20_Contents">
      <style:text-properties officeooo:rsid="001fb73f" officeooo:paragraph-rsid="001fb73f"/>
    </style:style>
    <style:style style:name="P12" style:family="paragraph" style:parent-style-name="Table_20_Contents">
      <style:paragraph-properties fo:text-align="center" style:justify-single-word="false"/>
      <style:text-properties officeooo:rsid="001fb73f" officeooo:paragraph-rsid="001fb73f"/>
    </style:style>
    <style:style style:name="P13" style:family="paragraph" style:parent-style-name="Table_20_Contents">
      <style:paragraph-properties fo:text-align="center" style:justify-single-word="false"/>
      <style:text-properties officeooo:rsid="00206155" officeooo:paragraph-rsid="00206155"/>
    </style:style>
    <style:style style:name="P14" style:family="paragraph" style:parent-style-name="Table_20_Contents">
      <style:text-properties officeooo:rsid="00206155" officeooo:paragraph-rsid="00206155"/>
    </style:style>
    <style:style style:name="P15" style:family="paragraph" style:parent-style-name="Table_20_Contents">
      <style:paragraph-properties fo:text-align="center" style:justify-single-word="false"/>
      <style:text-properties officeooo:rsid="002343cb" officeooo:paragraph-rsid="002343cb"/>
    </style:style>
    <style:style style:name="P16" style:family="paragraph" style:parent-style-name="Table_20_Contents">
      <style:text-properties officeooo:paragraph-rsid="0024ec73"/>
    </style:style>
    <style:style style:name="P17" style:family="paragraph" style:parent-style-name="Table_20_Contents">
      <style:paragraph-properties fo:text-align="center" style:justify-single-word="false"/>
      <style:text-properties officeooo:rsid="0027b909" officeooo:paragraph-rsid="0027b909"/>
    </style:style>
    <style:style style:name="P18" style:family="paragraph" style:parent-style-name="Table_20_Contents">
      <style:paragraph-properties fo:text-align="center" style:justify-single-word="false"/>
      <style:text-properties officeooo:rsid="002ac86e" officeooo:paragraph-rsid="002ac86e"/>
    </style:style>
    <style:style style:name="P19" style:family="paragraph" style:parent-style-name="Table_20_Contents">
      <style:text-properties officeooo:rsid="002ac86e" officeooo:paragraph-rsid="002ac86e"/>
    </style:style>
    <style:style style:name="P20" style:family="paragraph" style:parent-style-name="Table_20_Contents">
      <style:text-properties officeooo:paragraph-rsid="002e8a55"/>
    </style:style>
    <style:style style:name="P21" style:family="paragraph" style:parent-style-name="Table_20_Contents">
      <style:text-properties officeooo:rsid="002f3ee0" officeooo:paragraph-rsid="002f3ee0"/>
    </style:style>
    <style:style style:name="P22" style:family="paragraph" style:parent-style-name="Table_20_Contents">
      <style:paragraph-properties fo:text-align="center" style:justify-single-word="false"/>
      <style:text-properties officeooo:rsid="002f3ee0" officeooo:paragraph-rsid="002f3ee0"/>
    </style:style>
    <style:style style:name="P23" style:family="paragraph" style:parent-style-name="Table_20_Contents">
      <style:paragraph-properties fo:text-align="center" style:justify-single-word="false"/>
      <style:text-properties officeooo:rsid="002f76ea" officeooo:paragraph-rsid="002f76ea"/>
    </style:style>
    <style:style style:name="P24" style:family="paragraph" style:parent-style-name="Table_20_Contents">
      <style:text-properties officeooo:rsid="002f76ea" officeooo:paragraph-rsid="002f76ea"/>
    </style:style>
    <style:style style:name="P25" style:family="paragraph" style:parent-style-name="Table_20_Contents">
      <style:text-properties officeooo:rsid="00310122" officeooo:paragraph-rsid="00310122"/>
    </style:style>
    <style:style style:name="P26" style:family="paragraph" style:parent-style-name="Table_20_Contents">
      <style:paragraph-properties fo:text-align="center" style:justify-single-word="false"/>
      <style:text-properties officeooo:rsid="00310122" officeooo:paragraph-rsid="00310122"/>
    </style:style>
    <style:style style:name="P27" style:family="paragraph" style:parent-style-name="Table_20_Contents">
      <style:text-properties officeooo:rsid="00323dda" officeooo:paragraph-rsid="00323dda"/>
    </style:style>
    <style:style style:name="P28" style:family="paragraph" style:parent-style-name="Table_20_Contents">
      <style:paragraph-properties fo:text-align="center" style:justify-single-word="false"/>
      <style:text-properties officeooo:rsid="00323dda" officeooo:paragraph-rsid="00323dda"/>
    </style:style>
    <style:style style:name="P29" style:family="paragraph" style:parent-style-name="Table_20_Contents">
      <style:paragraph-properties fo:text-align="center" style:justify-single-word="false"/>
      <style:text-properties officeooo:rsid="0033dcee" officeooo:paragraph-rsid="0033dcee"/>
    </style:style>
    <style:style style:name="P30" style:family="paragraph" style:parent-style-name="Table_20_Contents">
      <style:paragraph-properties fo:text-align="center" style:justify-single-word="false"/>
      <style:text-properties officeooo:rsid="00353db8" officeooo:paragraph-rsid="00353db8"/>
    </style:style>
    <style:style style:name="P31" style:family="paragraph" style:parent-style-name="Table_20_Contents">
      <style:text-properties officeooo:rsid="00353db8" officeooo:paragraph-rsid="00353db8"/>
    </style:style>
    <style:style style:name="P32" style:family="paragraph" style:parent-style-name="Table_20_Contents">
      <style:paragraph-properties fo:text-align="center" style:justify-single-word="false"/>
      <style:text-properties officeooo:rsid="00366724" officeooo:paragraph-rsid="00366724"/>
    </style:style>
    <style:style style:name="P33" style:family="paragraph" style:parent-style-name="Table_20_Contents">
      <style:paragraph-properties fo:text-align="center" style:justify-single-word="false"/>
      <style:text-properties officeooo:rsid="003968eb" officeooo:paragraph-rsid="003968eb"/>
    </style:style>
    <style:style style:name="P34" style:family="paragraph" style:parent-style-name="Table_20_Contents">
      <style:text-properties officeooo:paragraph-rsid="003968eb"/>
    </style:style>
    <style:style style:name="P35" style:family="paragraph" style:parent-style-name="Table_20_Contents">
      <style:text-properties officeooo:rsid="003b2de9" officeooo:paragraph-rsid="003b2de9"/>
    </style:style>
    <style:style style:name="P36" style:family="paragraph" style:parent-style-name="Table_20_Contents">
      <style:paragraph-properties fo:text-align="center" style:justify-single-word="false"/>
      <style:text-properties officeooo:rsid="003b2de9" officeooo:paragraph-rsid="003b2de9"/>
    </style:style>
    <style:style style:name="P37" style:family="paragraph" style:parent-style-name="Table_20_Contents">
      <style:paragraph-properties fo:text-align="center" style:justify-single-word="false"/>
      <style:text-properties officeooo:rsid="003b2de9" officeooo:paragraph-rsid="003b341f"/>
    </style:style>
    <style:style style:name="P38" style:family="paragraph" style:parent-style-name="Table_20_Contents">
      <style:paragraph-properties fo:text-align="center" style:justify-single-word="false"/>
      <style:text-properties officeooo:rsid="003b2de9" officeooo:paragraph-rsid="003b3b95"/>
    </style:style>
    <style:style style:name="P39" style:family="paragraph" style:parent-style-name="Table_20_Contents">
      <style:paragraph-properties fo:text-align="center" style:justify-single-word="false"/>
      <style:text-properties officeooo:rsid="003f7a07" officeooo:paragraph-rsid="003f7a07"/>
    </style:style>
    <style:style style:name="P40" style:family="paragraph" style:parent-style-name="Table_20_Contents">
      <style:text-properties officeooo:rsid="003f7a07" officeooo:paragraph-rsid="003f7a07"/>
    </style:style>
    <style:style style:name="P41" style:family="paragraph" style:parent-style-name="Table_20_Contents">
      <style:paragraph-properties fo:text-align="center" style:justify-single-word="false"/>
      <style:text-properties officeooo:rsid="00409f7c" officeooo:paragraph-rsid="00409f7c"/>
    </style:style>
    <style:style style:name="P42" style:family="paragraph" style:parent-style-name="Table_20_Contents">
      <style:paragraph-properties fo:text-align="center" style:justify-single-word="false"/>
      <style:text-properties officeooo:rsid="0042328a" officeooo:paragraph-rsid="0042328a"/>
    </style:style>
    <style:style style:name="P43" style:family="paragraph" style:parent-style-name="Table_20_Contents">
      <style:text-properties officeooo:rsid="0042328a" officeooo:paragraph-rsid="0042328a"/>
    </style:style>
    <style:style style:name="P44" style:family="paragraph" style:parent-style-name="Table_20_Contents">
      <style:text-properties fo:font-weight="bold" officeooo:rsid="0042328a" officeooo:paragraph-rsid="0042328a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rsid="0043d010" officeooo:paragraph-rsid="0043d010"/>
    </style:style>
    <style:style style:name="P46" style:family="paragraph" style:parent-style-name="Table_20_Contents">
      <style:text-properties officeooo:rsid="0043d010" officeooo:paragraph-rsid="0043d010"/>
    </style:style>
    <style:style style:name="P47" style:family="paragraph" style:parent-style-name="Table_20_Contents">
      <style:text-properties officeooo:rsid="004899eb" officeooo:paragraph-rsid="004899eb"/>
    </style:style>
    <style:style style:name="P48" style:family="paragraph" style:parent-style-name="Table_20_Contents">
      <style:paragraph-properties fo:text-align="center" style:justify-single-word="false"/>
      <style:text-properties officeooo:rsid="004899eb" officeooo:paragraph-rsid="004899eb"/>
    </style:style>
    <style:style style:name="P49" style:family="paragraph" style:parent-style-name="Table_20_Contents">
      <style:paragraph-properties fo:text-align="center" style:justify-single-word="false"/>
      <style:text-properties officeooo:rsid="004a2664" officeooo:paragraph-rsid="004a2664"/>
    </style:style>
    <style:style style:name="P50" style:family="paragraph" style:parent-style-name="Table_20_Contents">
      <style:text-properties officeooo:paragraph-rsid="004b38cd"/>
    </style:style>
    <style:style style:name="P51" style:family="paragraph" style:parent-style-name="Table_20_Contents">
      <style:paragraph-properties fo:text-align="center" style:justify-single-word="false"/>
      <style:text-properties officeooo:rsid="004d84ad" officeooo:paragraph-rsid="004d84ad"/>
    </style:style>
    <style:style style:name="P52" style:family="paragraph" style:parent-style-name="Table_20_Contents">
      <style:text-properties officeooo:rsid="004d84ad" officeooo:paragraph-rsid="004d84ad"/>
    </style:style>
    <style:style style:name="P53" style:family="paragraph" style:parent-style-name="Table_20_Contents">
      <style:paragraph-properties fo:text-align="center" style:justify-single-word="false"/>
      <style:text-properties officeooo:rsid="004e0021" officeooo:paragraph-rsid="004e0021"/>
    </style:style>
    <style:style style:name="P54" style:family="paragraph" style:parent-style-name="Table_20_Contents">
      <style:paragraph-properties fo:text-align="center" style:justify-single-word="false"/>
      <style:text-properties officeooo:rsid="004e93ab" officeooo:paragraph-rsid="004e93ab"/>
    </style:style>
    <style:style style:name="P55" style:family="paragraph" style:parent-style-name="Table_20_Contents">
      <style:paragraph-properties fo:text-align="center" style:justify-single-word="false"/>
      <style:text-properties officeooo:rsid="004fb1ad" officeooo:paragraph-rsid="004fb1ad"/>
    </style:style>
    <style:style style:name="P56" style:family="paragraph" style:parent-style-name="Table_20_Contents">
      <style:paragraph-properties fo:text-align="center" style:justify-single-word="false"/>
      <style:text-properties officeooo:rsid="004fbb96" officeooo:paragraph-rsid="004fbb96"/>
    </style:style>
    <style:style style:name="P57" style:family="paragraph" style:parent-style-name="Table_20_Contents">
      <style:paragraph-properties fo:text-align="center" style:justify-single-word="false"/>
      <style:text-properties officeooo:rsid="004fbb96" officeooo:paragraph-rsid="00826f87"/>
    </style:style>
    <style:style style:name="P58" style:family="paragraph" style:parent-style-name="Table_20_Contents">
      <style:paragraph-properties fo:text-align="center" style:justify-single-word="false"/>
      <style:text-properties officeooo:rsid="005172f3" officeooo:paragraph-rsid="005172f3"/>
    </style:style>
    <style:style style:name="P59" style:family="paragraph" style:parent-style-name="Table_20_Contents">
      <style:text-properties officeooo:paragraph-rsid="005172f3"/>
    </style:style>
    <style:style style:name="P60" style:family="paragraph" style:parent-style-name="Table_20_Contents">
      <style:paragraph-properties fo:text-align="center" style:justify-single-word="false"/>
      <style:text-properties officeooo:rsid="0052f9ca"/>
    </style:style>
    <style:style style:name="P61" style:family="paragraph" style:parent-style-name="Table_20_Contents">
      <style:paragraph-properties fo:text-align="center" style:justify-single-word="false"/>
      <style:text-properties officeooo:rsid="0052f9ca" officeooo:paragraph-rsid="0052f9ca"/>
    </style:style>
    <style:style style:name="P62" style:family="paragraph" style:parent-style-name="Table_20_Contents">
      <style:paragraph-properties fo:text-align="center" style:justify-single-word="false"/>
      <style:text-properties officeooo:rsid="00540d12" officeooo:paragraph-rsid="00540d12"/>
    </style:style>
    <style:style style:name="P63" style:family="paragraph" style:parent-style-name="Table_20_Contents">
      <style:text-properties officeooo:paragraph-rsid="005879a1"/>
    </style:style>
    <style:style style:name="P64" style:family="paragraph" style:parent-style-name="Table_20_Contents">
      <style:paragraph-properties fo:text-align="center" style:justify-single-word="false"/>
      <style:text-properties officeooo:rsid="005a481c" officeooo:paragraph-rsid="005a481c"/>
    </style:style>
    <style:style style:name="P65" style:family="paragraph" style:parent-style-name="Table_20_Contents">
      <style:paragraph-properties fo:text-align="center" style:justify-single-word="false"/>
      <style:text-properties officeooo:rsid="005c470b" officeooo:paragraph-rsid="005c470b"/>
    </style:style>
    <style:style style:name="P66" style:family="paragraph" style:parent-style-name="Table_20_Contents">
      <style:text-properties officeooo:paragraph-rsid="005c470b"/>
    </style:style>
    <style:style style:name="P67" style:family="paragraph" style:parent-style-name="Table_20_Contents">
      <style:paragraph-properties fo:text-align="center" style:justify-single-word="false"/>
      <style:text-properties officeooo:rsid="005d7d69" officeooo:paragraph-rsid="005d7d69"/>
    </style:style>
    <style:style style:name="P68" style:family="paragraph" style:parent-style-name="Table_20_Contents">
      <style:text-properties officeooo:paragraph-rsid="005d7d69"/>
    </style:style>
    <style:style style:name="P69" style:family="paragraph" style:parent-style-name="Table_20_Contents">
      <style:paragraph-properties fo:text-align="center" style:justify-single-word="false"/>
      <style:text-properties officeooo:rsid="005e0877" officeooo:paragraph-rsid="005e0877"/>
    </style:style>
    <style:style style:name="P70" style:family="paragraph" style:parent-style-name="Table_20_Contents">
      <style:paragraph-properties fo:text-align="center" style:justify-single-word="false"/>
      <style:text-properties officeooo:rsid="005e10e6" officeooo:paragraph-rsid="005e10e6"/>
    </style:style>
    <style:style style:name="P71" style:family="paragraph" style:parent-style-name="Table_20_Contents">
      <style:text-properties officeooo:rsid="005e10e6" officeooo:paragraph-rsid="005e10e6"/>
    </style:style>
    <style:style style:name="P72" style:family="paragraph" style:parent-style-name="Table_20_Contents">
      <style:paragraph-properties fo:text-align="center" style:justify-single-word="false"/>
      <style:text-properties officeooo:rsid="0060cc93" officeooo:paragraph-rsid="0060cc93"/>
    </style:style>
    <style:style style:name="P73" style:family="paragraph" style:parent-style-name="Table_20_Contents">
      <style:text-properties officeooo:paragraph-rsid="0060cc93"/>
    </style:style>
    <style:style style:name="P74" style:family="paragraph" style:parent-style-name="Table_20_Contents">
      <style:paragraph-properties fo:text-align="center" style:justify-single-word="false"/>
      <style:text-properties officeooo:rsid="00619e20" officeooo:paragraph-rsid="00619e20"/>
    </style:style>
    <style:style style:name="P75" style:family="paragraph" style:parent-style-name="Table_20_Contents">
      <style:paragraph-properties fo:text-align="center" style:justify-single-word="false"/>
      <style:text-properties officeooo:rsid="0061dfe6" officeooo:paragraph-rsid="0061dfe6"/>
    </style:style>
    <style:style style:name="P76" style:family="paragraph" style:parent-style-name="Table_20_Contents">
      <style:paragraph-properties fo:text-align="center" style:justify-single-word="false"/>
      <style:text-properties officeooo:rsid="00647dd0" officeooo:paragraph-rsid="00647dd0"/>
    </style:style>
    <style:style style:name="P77" style:family="paragraph" style:parent-style-name="Table_20_Contents">
      <style:text-properties officeooo:paragraph-rsid="00647dd0"/>
    </style:style>
    <style:style style:name="P78" style:family="paragraph" style:parent-style-name="Table_20_Contents">
      <style:text-properties officeooo:paragraph-rsid="0067830c"/>
    </style:style>
    <style:style style:name="P79" style:family="paragraph" style:parent-style-name="Table_20_Contents">
      <style:paragraph-properties fo:text-align="center" style:justify-single-word="false"/>
      <style:text-properties officeooo:rsid="0068efd0" officeooo:paragraph-rsid="0068efd0"/>
    </style:style>
    <style:style style:name="P80" style:family="paragraph" style:parent-style-name="Table_20_Contents">
      <style:paragraph-properties fo:text-align="center" style:justify-single-word="false"/>
      <style:text-properties officeooo:rsid="006902dc" officeooo:paragraph-rsid="006902dc"/>
    </style:style>
    <style:style style:name="P81" style:family="paragraph" style:parent-style-name="Table_20_Contents">
      <style:paragraph-properties fo:text-align="center" style:justify-single-word="false"/>
      <style:text-properties officeooo:rsid="0069ee5b" officeooo:paragraph-rsid="0069ee5b"/>
    </style:style>
    <style:style style:name="P82" style:family="paragraph" style:parent-style-name="Table_20_Contents">
      <style:paragraph-properties fo:text-align="center" style:justify-single-word="false"/>
      <style:text-properties officeooo:rsid="006c836f" officeooo:paragraph-rsid="006c836f"/>
    </style:style>
    <style:style style:name="P83" style:family="paragraph" style:parent-style-name="Table_20_Contents">
      <style:text-properties officeooo:rsid="006c836f" officeooo:paragraph-rsid="006c836f"/>
    </style:style>
    <style:style style:name="P84" style:family="paragraph" style:parent-style-name="Table_20_Contents">
      <style:text-properties officeooo:paragraph-rsid="006c836f"/>
    </style:style>
    <style:style style:name="P85" style:family="paragraph" style:parent-style-name="Table_20_Contents">
      <style:paragraph-properties fo:text-align="center" style:justify-single-word="false"/>
      <style:text-properties officeooo:rsid="006e16a9" officeooo:paragraph-rsid="006e16a9"/>
    </style:style>
    <style:style style:name="P86" style:family="paragraph" style:parent-style-name="Table_20_Contents">
      <style:paragraph-properties fo:text-align="center" style:justify-single-word="false"/>
      <style:text-properties officeooo:rsid="00700bfa" officeooo:paragraph-rsid="00700bfa"/>
    </style:style>
    <style:style style:name="P87" style:family="paragraph" style:parent-style-name="Table_20_Contents">
      <style:paragraph-properties fo:text-align="center" style:justify-single-word="false"/>
      <style:text-properties officeooo:rsid="0071d344" officeooo:paragraph-rsid="0071d344"/>
    </style:style>
    <style:style style:name="P88" style:family="paragraph" style:parent-style-name="Table_20_Contents">
      <style:text-properties officeooo:rsid="0071d344" officeooo:paragraph-rsid="0071d344"/>
    </style:style>
    <style:style style:name="P89" style:family="paragraph" style:parent-style-name="Table_20_Contents">
      <style:text-properties officeooo:rsid="0071fc71" officeooo:paragraph-rsid="0071fc71"/>
    </style:style>
    <style:style style:name="P90" style:family="paragraph" style:parent-style-name="Table_20_Contents">
      <style:paragraph-properties fo:text-align="center" style:justify-single-word="false"/>
      <style:text-properties officeooo:rsid="0071fc71" officeooo:paragraph-rsid="0071fc71"/>
    </style:style>
    <style:style style:name="P91" style:family="paragraph" style:parent-style-name="Table_20_Contents">
      <style:paragraph-properties fo:text-align="center" style:justify-single-word="false"/>
      <style:text-properties officeooo:rsid="00734d63" officeooo:paragraph-rsid="00734d63"/>
    </style:style>
    <style:style style:name="P92" style:family="paragraph" style:parent-style-name="Table_20_Contents">
      <style:text-properties officeooo:rsid="00734d63" officeooo:paragraph-rsid="00734d63"/>
    </style:style>
    <style:style style:name="P93" style:family="paragraph" style:parent-style-name="Table_20_Contents">
      <style:paragraph-properties fo:text-align="center" style:justify-single-word="false"/>
      <style:text-properties officeooo:rsid="0074ffb9" officeooo:paragraph-rsid="0074ffb9"/>
    </style:style>
    <style:style style:name="P94" style:family="paragraph" style:parent-style-name="Table_20_Contents">
      <style:paragraph-properties fo:text-align="center" style:justify-single-word="false"/>
      <style:text-properties officeooo:rsid="0076b300" officeooo:paragraph-rsid="0087995e"/>
    </style:style>
    <style:style style:name="P95" style:family="paragraph" style:parent-style-name="Table_20_Contents">
      <style:paragraph-properties fo:text-align="center" style:justify-single-word="false"/>
      <style:text-properties officeooo:rsid="007a588c" officeooo:paragraph-rsid="007a588c"/>
    </style:style>
    <style:style style:name="P96" style:family="paragraph" style:parent-style-name="Table_20_Contents">
      <style:text-properties officeooo:rsid="007a588c" officeooo:paragraph-rsid="007a588c"/>
    </style:style>
    <style:style style:name="P97" style:family="paragraph" style:parent-style-name="Table_20_Contents">
      <style:text-properties officeooo:paragraph-rsid="007a588c"/>
    </style:style>
    <style:style style:name="P98" style:family="paragraph" style:parent-style-name="Table_20_Contents">
      <style:paragraph-properties fo:text-align="center" style:justify-single-word="false"/>
      <style:text-properties officeooo:rsid="007b21aa" officeooo:paragraph-rsid="007b21aa"/>
    </style:style>
    <style:style style:name="P99" style:family="paragraph" style:parent-style-name="Table_20_Contents">
      <style:text-properties officeooo:rsid="007b21aa" officeooo:paragraph-rsid="007b21aa"/>
    </style:style>
    <style:style style:name="P100" style:family="paragraph" style:parent-style-name="Table_20_Contents">
      <style:paragraph-properties fo:text-align="center" style:justify-single-word="false"/>
      <style:text-properties officeooo:rsid="007d001b" officeooo:paragraph-rsid="007d001b"/>
    </style:style>
    <style:style style:name="P101" style:family="paragraph" style:parent-style-name="Table_20_Contents">
      <style:paragraph-properties fo:text-align="center" style:justify-single-word="false"/>
      <style:text-properties officeooo:rsid="007e3323" officeooo:paragraph-rsid="007e3323"/>
    </style:style>
    <style:style style:name="P102" style:family="paragraph" style:parent-style-name="Table_20_Contents">
      <style:text-properties officeooo:rsid="007e3323" officeooo:paragraph-rsid="007e3323"/>
    </style:style>
    <style:style style:name="P103" style:family="paragraph" style:parent-style-name="Table_20_Contents">
      <style:paragraph-properties fo:text-align="center" style:justify-single-word="false"/>
      <style:text-properties officeooo:rsid="00801f81" officeooo:paragraph-rsid="00801f81"/>
    </style:style>
    <style:style style:name="P104" style:family="paragraph" style:parent-style-name="Table_20_Contents">
      <style:text-properties officeooo:rsid="00801f81" officeooo:paragraph-rsid="00801f81"/>
    </style:style>
    <style:style style:name="P105" style:family="paragraph" style:parent-style-name="Table_20_Contents">
      <style:paragraph-properties fo:text-align="center" style:justify-single-word="false"/>
      <style:text-properties officeooo:rsid="00826f87" officeooo:paragraph-rsid="00826f87"/>
    </style:style>
    <style:style style:name="P106" style:family="paragraph" style:parent-style-name="Standard">
      <style:text-properties officeooo:paragraph-rsid="0033dcee"/>
    </style:style>
    <style:style style:name="P107" style:family="paragraph" style:parent-style-name="Standard">
      <style:text-properties officeooo:rsid="00353db8" officeooo:paragraph-rsid="00353db8"/>
    </style:style>
    <style:style style:name="P108" style:family="paragraph" style:parent-style-name="Standard">
      <style:text-properties officeooo:rsid="00366724" officeooo:paragraph-rsid="00366724"/>
    </style:style>
    <style:style style:name="P109" style:family="paragraph" style:parent-style-name="Standard">
      <style:text-properties officeooo:paragraph-rsid="00366724"/>
    </style:style>
    <style:style style:name="P110" style:family="paragraph" style:parent-style-name="Standard">
      <style:text-properties officeooo:rsid="003968eb" officeooo:paragraph-rsid="003b2de9"/>
    </style:style>
    <style:style style:name="P111" style:family="paragraph" style:parent-style-name="Standard">
      <style:text-properties fo:color="#000000" officeooo:rsid="003b2de9" officeooo:paragraph-rsid="003b2de9"/>
    </style:style>
    <style:style style:name="P112" style:family="paragraph" style:parent-style-name="Standard">
      <style:text-properties officeooo:paragraph-rsid="003b2de9"/>
    </style:style>
    <style:style style:name="P113" style:family="paragraph" style:parent-style-name="Standard">
      <style:text-properties officeooo:paragraph-rsid="003b341f"/>
    </style:style>
    <style:style style:name="P114" style:family="paragraph" style:parent-style-name="Standard">
      <style:text-properties officeooo:paragraph-rsid="003b3b95"/>
    </style:style>
    <style:style style:name="P115" style:family="paragraph" style:parent-style-name="Standard">
      <style:text-properties officeooo:paragraph-rsid="003dbaef"/>
    </style:style>
    <style:style style:name="P116" style:family="paragraph" style:parent-style-name="Standard">
      <style:text-properties officeooo:paragraph-rsid="00409f7c"/>
    </style:style>
    <style:style style:name="P117" style:family="paragraph" style:parent-style-name="Standard">
      <style:text-properties officeooo:paragraph-rsid="004718ce"/>
    </style:style>
    <style:style style:name="P118" style:family="paragraph" style:parent-style-name="Standard">
      <style:text-properties officeooo:rsid="004a2664" officeooo:paragraph-rsid="004a2664"/>
    </style:style>
    <style:style style:name="P119" style:family="paragraph" style:parent-style-name="Standard">
      <style:text-properties officeooo:rsid="004e0021" officeooo:paragraph-rsid="004e0021"/>
    </style:style>
    <style:style style:name="P120" style:family="paragraph" style:parent-style-name="Standard">
      <style:text-properties officeooo:paragraph-rsid="004e2ae5"/>
    </style:style>
    <style:style style:name="P121" style:family="paragraph" style:parent-style-name="Standard">
      <style:text-properties officeooo:paragraph-rsid="005087fb"/>
    </style:style>
    <style:style style:name="P122" style:family="paragraph" style:parent-style-name="Standard">
      <style:text-properties officeooo:paragraph-rsid="005172f3"/>
    </style:style>
    <style:style style:name="P123" style:family="paragraph" style:parent-style-name="Standard">
      <style:text-properties officeooo:rsid="005172f3" officeooo:paragraph-rsid="005172f3"/>
    </style:style>
    <style:style style:name="P124" style:family="paragraph" style:parent-style-name="Standard">
      <style:text-properties officeooo:paragraph-rsid="0052f9ca"/>
    </style:style>
    <style:style style:name="P125" style:family="paragraph" style:parent-style-name="Standard">
      <style:text-properties officeooo:paragraph-rsid="00540d12"/>
    </style:style>
    <style:style style:name="P126" style:family="paragraph" style:parent-style-name="Standard">
      <style:text-properties officeooo:paragraph-rsid="005a481c"/>
    </style:style>
    <style:style style:name="P127" style:family="paragraph" style:parent-style-name="Standard">
      <style:text-properties officeooo:paragraph-rsid="005e0877"/>
    </style:style>
    <style:style style:name="P128" style:family="paragraph" style:parent-style-name="Standard">
      <style:text-properties officeooo:paragraph-rsid="0060cc93"/>
    </style:style>
    <style:style style:name="P129" style:family="paragraph" style:parent-style-name="Standard">
      <style:text-properties officeooo:rsid="00619e20" officeooo:paragraph-rsid="00619e20"/>
    </style:style>
    <style:style style:name="P130" style:family="paragraph" style:parent-style-name="Standard">
      <style:text-properties officeooo:paragraph-rsid="006675e8"/>
    </style:style>
    <style:style style:name="P131" style:family="paragraph" style:parent-style-name="Standard">
      <style:text-properties officeooo:paragraph-rsid="006902dc"/>
    </style:style>
    <style:style style:name="P132" style:family="paragraph" style:parent-style-name="Standard">
      <style:text-properties officeooo:paragraph-rsid="0069ee5b"/>
    </style:style>
    <style:style style:name="P133" style:family="paragraph" style:parent-style-name="Standard">
      <style:text-properties officeooo:paragraph-rsid="006e16a9"/>
    </style:style>
    <style:style style:name="P134" style:family="paragraph" style:parent-style-name="Standard">
      <style:text-properties officeooo:paragraph-rsid="00793f4b"/>
    </style:style>
    <style:style style:name="P135" style:family="paragraph" style:parent-style-name="Standard">
      <style:text-properties officeooo:paragraph-rsid="00826f87"/>
    </style:style>
    <style:style style:name="P136" style:family="paragraph" style:parent-style-name="Standard">
      <style:text-properties officeooo:paragraph-rsid="00826f87"/>
    </style:style>
    <style:style style:name="P137" style:family="paragraph" style:parent-style-name="Standard">
      <style:text-properties officeooo:paragraph-rsid="00793f4b"/>
    </style:style>
    <style:style style:name="P138" style:family="paragraph" style:parent-style-name="Standard">
      <style:text-properties officeooo:paragraph-rsid="0033dcee"/>
    </style:style>
    <style:style style:name="P139" style:family="paragraph" style:parent-style-name="Standard">
      <style:text-properties officeooo:paragraph-rsid="005087fb"/>
    </style:style>
    <style:style style:name="P140" style:family="paragraph" style:parent-style-name="Standard">
      <style:text-properties officeooo:paragraph-rsid="008dc479"/>
    </style:style>
    <style:style style:name="P141" style:family="paragraph" style:parent-style-name="Standard">
      <style:text-properties officeooo:paragraph-rsid="008f89d8"/>
    </style:style>
    <style:style style:name="P142" style:family="paragraph" style:parent-style-name="Text_20_body">
      <style:paragraph-properties fo:break-before="page"/>
    </style:style>
    <style:style style:name="P143" style:family="paragraph" style:parent-style-name="Table_20_Contents">
      <style:paragraph-properties fo:text-align="center" style:justify-single-word="false"/>
      <style:text-properties officeooo:rsid="007b21aa" officeooo:paragraph-rsid="007b21aa"/>
    </style:style>
    <style:style style:name="P144" style:family="paragraph" style:parent-style-name="Table_20_Contents">
      <style:text-properties officeooo:rsid="007b21aa" officeooo:paragraph-rsid="007b21aa"/>
    </style:style>
    <style:style style:name="P145" style:family="paragraph" style:parent-style-name="Table_20_Contents">
      <style:paragraph-properties fo:text-align="center" style:justify-single-word="false"/>
      <style:text-properties officeooo:rsid="007d001b" officeooo:paragraph-rsid="007d001b"/>
    </style:style>
    <style:style style:name="P146" style:family="paragraph" style:parent-style-name="Table_20_Contents">
      <style:paragraph-properties fo:text-align="center" style:justify-single-word="false"/>
      <style:text-properties officeooo:rsid="007e3323" officeooo:paragraph-rsid="007e3323"/>
    </style:style>
    <style:style style:name="P147" style:family="paragraph" style:parent-style-name="Table_20_Contents">
      <style:text-properties officeooo:rsid="007e3323" officeooo:paragraph-rsid="007e3323"/>
    </style:style>
    <style:style style:name="P148" style:family="paragraph" style:parent-style-name="Table_20_Contents">
      <style:paragraph-properties fo:text-align="center" style:justify-single-word="false"/>
      <style:text-properties officeooo:rsid="00801f81" officeooo:paragraph-rsid="00801f81"/>
    </style:style>
    <style:style style:name="P149" style:family="paragraph" style:parent-style-name="Table_20_Contents">
      <style:text-properties officeooo:rsid="00801f81" officeooo:paragraph-rsid="00801f81"/>
    </style:style>
    <style:style style:name="P150" style:family="paragraph" style:parent-style-name="Table_20_Contents">
      <style:paragraph-properties fo:text-align="center" style:justify-single-word="false"/>
      <style:text-properties officeooo:rsid="00826f87" officeooo:paragraph-rsid="00826f87"/>
    </style:style>
    <style:style style:name="P151" style:family="paragraph" style:parent-style-name="Table_20_Contents">
      <style:paragraph-properties fo:text-align="center" style:justify-single-word="false"/>
      <style:text-properties officeooo:rsid="004fbb96" officeooo:paragraph-rsid="00826f87"/>
    </style:style>
    <style:style style:name="P152" style:family="paragraph" style:parent-style-name="Table_20_Contents">
      <style:paragraph-properties fo:text-align="center" style:justify-single-word="false"/>
      <style:text-properties officeooo:rsid="004fbb96" officeooo:paragraph-rsid="004fbb96"/>
    </style:style>
    <style:style style:name="P153" style:family="paragraph" style:parent-style-name="Table_20_Contents">
      <style:paragraph-properties fo:text-align="center" style:justify-single-word="false"/>
      <style:text-properties officeooo:rsid="0071d344" officeooo:paragraph-rsid="0071d344"/>
    </style:style>
    <style:style style:name="P154" style:family="paragraph" style:parent-style-name="Table_20_Contents">
      <style:text-properties officeooo:rsid="0071d344" officeooo:paragraph-rsid="0071d344"/>
    </style:style>
    <style:style style:name="P155" style:family="paragraph" style:parent-style-name="Table_20_Contents">
      <style:paragraph-properties fo:text-align="center" style:justify-single-word="false"/>
    </style:style>
    <style:style style:name="P156" style:family="paragraph" style:parent-style-name="Table_20_Contents">
      <style:paragraph-properties fo:text-align="center" style:justify-single-word="false"/>
      <style:text-properties officeooo:paragraph-rsid="0071d344"/>
    </style:style>
    <style:style style:name="P157" style:family="paragraph" style:parent-style-name="Table_20_Contents">
      <style:paragraph-properties fo:text-align="center" style:justify-single-word="false"/>
      <style:text-properties officeooo:paragraph-rsid="0071fc71"/>
    </style:style>
    <style:style style:name="P158" style:family="paragraph" style:parent-style-name="Table_20_Contents">
      <style:paragraph-properties fo:text-align="center" style:justify-single-word="false"/>
      <style:text-properties officeooo:rsid="0071fc71" officeooo:paragraph-rsid="0071fc71"/>
    </style:style>
    <style:style style:name="P159" style:family="paragraph" style:parent-style-name="Table_20_Contents">
      <style:text-properties officeooo:rsid="0071fc71" officeooo:paragraph-rsid="0071fc71"/>
    </style:style>
    <style:style style:name="P160" style:family="paragraph" style:parent-style-name="Table_20_Contents">
      <style:paragraph-properties fo:text-align="center" style:justify-single-word="false"/>
      <style:text-properties officeooo:rsid="00734d63" officeooo:paragraph-rsid="00734d63"/>
    </style:style>
    <style:style style:name="P161" style:family="paragraph" style:parent-style-name="Table_20_Contents">
      <style:text-properties officeooo:rsid="00734d63" officeooo:paragraph-rsid="00734d63"/>
    </style:style>
    <style:style style:name="P162" style:family="paragraph" style:parent-style-name="Table_20_Contents">
      <style:paragraph-properties fo:text-align="center" style:justify-single-word="false"/>
      <style:text-properties officeooo:rsid="0074ffb9" officeooo:paragraph-rsid="0074ffb9"/>
    </style:style>
    <style:style style:name="P163" style:family="paragraph" style:parent-style-name="Table_20_Contents">
      <style:paragraph-properties fo:text-align="center" style:justify-single-word="false"/>
      <style:text-properties officeooo:rsid="0076b300" officeooo:paragraph-rsid="0087995e"/>
    </style:style>
    <style:style style:name="P164" style:family="paragraph" style:parent-style-name="Table_20_Contents">
      <style:paragraph-properties fo:text-align="center" style:justify-single-word="false"/>
      <style:text-properties officeooo:rsid="007a588c" officeooo:paragraph-rsid="007a588c"/>
    </style:style>
    <style:style style:name="P165" style:family="paragraph" style:parent-style-name="Table_20_Contents">
      <style:text-properties officeooo:rsid="007a588c" officeooo:paragraph-rsid="007a588c"/>
    </style:style>
    <style:style style:name="P166" style:family="paragraph" style:parent-style-name="Table_20_Contents">
      <style:text-properties officeooo:paragraph-rsid="007a588c"/>
    </style:style>
    <style:style style:name="P167" style:family="paragraph" style:parent-style-name="Table_20_Contents">
      <style:paragraph-properties fo:text-align="center" style:justify-single-word="false"/>
      <style:text-properties officeooo:rsid="0033dcee" officeooo:paragraph-rsid="0033dcee"/>
    </style:style>
    <style:style style:name="P168" style:family="paragraph" style:parent-style-name="Table_20_Contents">
      <style:paragraph-properties fo:text-align="center" style:justify-single-word="false"/>
      <style:text-properties officeooo:rsid="001e4db5" officeooo:paragraph-rsid="001e4db5"/>
    </style:style>
    <style:style style:name="P169" style:family="paragraph" style:parent-style-name="Table_20_Contents">
      <style:text-properties officeooo:rsid="001e4db5" officeooo:paragraph-rsid="001e4db5"/>
    </style:style>
    <style:style style:name="P170" style:family="paragraph" style:parent-style-name="Table_20_Contents">
      <style:text-properties officeooo:paragraph-rsid="005879a1"/>
    </style:style>
    <style:style style:name="P171" style:family="paragraph" style:parent-style-name="Table_20_Contents">
      <style:paragraph-properties fo:text-align="center" style:justify-single-word="false"/>
      <style:text-properties fo:font-weight="bold" officeooo:rsid="004fbb96" officeooo:paragraph-rsid="008914c6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font-weight="bold" officeooo:paragraph-rsid="008914c6" style:font-weight-asian="bold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officeooo:rsid="001beaad" officeooo:paragraph-rsid="001beaad"/>
    </style:style>
    <style:style style:name="P174" style:family="paragraph" style:parent-style-name="Table_20_Contents">
      <style:paragraph-properties fo:text-align="center" style:justify-single-word="false" fo:break-before="page"/>
      <style:text-properties fo:font-weight="bold" officeooo:rsid="008f89d8" officeooo:paragraph-rsid="008f89d8" style:font-weight-asian="bold" style:font-weight-complex="bold"/>
    </style:style>
    <style:style style:name="T1" style:family="text">
      <style:text-properties officeooo:rsid="001beaad"/>
    </style:style>
    <style:style style:name="T2" style:family="text">
      <style:text-properties officeooo:rsid="001e4db5"/>
    </style:style>
    <style:style style:name="T3" style:family="text">
      <style:text-properties fo:color="#ff3333"/>
    </style:style>
    <style:style style:name="T4" style:family="text">
      <style:text-properties fo:color="#ff3333" officeooo:rsid="0024ec73"/>
    </style:style>
    <style:style style:name="T5" style:family="text">
      <style:text-properties fo:color="#ff3333" style:text-position="super 58%"/>
    </style:style>
    <style:style style:name="T6" style:family="text">
      <style:text-properties fo:color="#ff3333" style:text-position="super 58%" officeooo:rsid="0024ec73"/>
    </style:style>
    <style:style style:name="T7" style:family="text">
      <style:text-properties fo:color="#ff3333" style:text-position="super 58%" officeooo:rsid="00409f7c"/>
    </style:style>
    <style:style style:name="T8" style:family="text">
      <style:text-properties fo:color="#ff3333" style:text-position="super 58%" officeooo:rsid="004a2664"/>
    </style:style>
    <style:style style:name="T9" style:family="text">
      <style:text-properties fo:color="#ff3333" style:text-position="super 58%" officeooo:rsid="0052f9ca"/>
    </style:style>
    <style:style style:name="T10" style:family="text">
      <style:text-properties fo:color="#ff3333" style:text-position="super 58%" officeooo:rsid="005e0877"/>
    </style:style>
    <style:style style:name="T11" style:family="text">
      <style:text-properties fo:color="#ff3333" style:text-position="super 58%" officeooo:rsid="0067830c"/>
    </style:style>
    <style:style style:name="T12" style:family="text">
      <style:text-properties fo:color="#ff3333" fo:font-size="7pt" style:font-size-asian="7pt" style:font-size-complex="7pt"/>
    </style:style>
    <style:style style:name="T13" style:family="text">
      <style:text-properties fo:color="#ff3333" fo:font-size="10.5pt" style:font-size-asian="10.5pt" style:font-size-complex="10.5pt"/>
    </style:style>
    <style:style style:name="T14" style:family="text">
      <style:text-properties fo:color="#ff3333" officeooo:rsid="003b341f"/>
    </style:style>
    <style:style style:name="T15" style:family="text">
      <style:text-properties fo:color="#ff3333" officeooo:rsid="00409f7c"/>
    </style:style>
    <style:style style:name="T16" style:family="text">
      <style:text-properties fo:color="#ff3333" officeooo:rsid="005a481c"/>
    </style:style>
    <style:style style:name="T17" style:family="text">
      <style:text-properties fo:color="#ff3333" officeooo:rsid="005c470b"/>
    </style:style>
    <style:style style:name="T18" style:family="text">
      <style:text-properties fo:color="#ff3333" officeooo:rsid="005e0877"/>
    </style:style>
    <style:style style:name="T19" style:family="text">
      <style:text-properties officeooo:rsid="001f852c"/>
    </style:style>
    <style:style style:name="T20" style:family="text">
      <style:text-properties fo:color="#000000"/>
    </style:style>
    <style:style style:name="T21" style:family="text">
      <style:text-properties fo:color="#000000" officeooo:rsid="001f852c"/>
    </style:style>
    <style:style style:name="T22" style:family="text">
      <style:text-properties fo:color="#000000" officeooo:rsid="003b2de9"/>
    </style:style>
    <style:style style:name="T23" style:family="text">
      <style:text-properties fo:color="#000000" officeooo:rsid="003b341f"/>
    </style:style>
    <style:style style:name="T24" style:family="text">
      <style:text-properties fo:color="#000000" officeooo:rsid="003b3b95"/>
    </style:style>
    <style:style style:name="T25" style:family="text">
      <style:text-properties fo:color="#000000" officeooo:rsid="005087fb"/>
    </style:style>
    <style:style style:name="T26" style:family="text">
      <style:text-properties fo:color="#000000" officeooo:rsid="006e16a9"/>
    </style:style>
    <style:style style:name="T27" style:family="text">
      <style:text-properties fo:color="#000000" officeooo:rsid="006e16a9" style:language-asian="ja" style:country-asian="JP"/>
    </style:style>
    <style:style style:name="T28" style:family="text">
      <style:text-properties fo:color="#000000" officeooo:rsid="0077ac19" style:language-asian="ja" style:country-asian="JP"/>
    </style:style>
    <style:style style:name="T29" style:family="text">
      <style:text-properties officeooo:rsid="0033dcee"/>
    </style:style>
    <style:style style:name="T30" style:family="text">
      <style:text-properties officeooo:rsid="00366724"/>
    </style:style>
    <style:style style:name="T31" style:family="text">
      <style:text-properties officeooo:rsid="003968eb"/>
    </style:style>
    <style:style style:name="T32" style:family="text">
      <style:text-properties officeooo:rsid="003b2de9"/>
    </style:style>
    <style:style style:name="T33" style:family="text">
      <style:text-properties officeooo:rsid="003b341f"/>
    </style:style>
    <style:style style:name="T34" style:family="text">
      <style:text-properties officeooo:rsid="003b3b95"/>
    </style:style>
    <style:style style:name="T35" style:family="text">
      <style:text-properties style:text-position="super 58%"/>
    </style:style>
    <style:style style:name="T36" style:family="text">
      <style:text-properties officeooo:rsid="0045405a"/>
    </style:style>
    <style:style style:name="T37" style:family="text">
      <style:text-properties officeooo:rsid="004a2664"/>
    </style:style>
    <style:style style:name="T38" style:family="text">
      <style:text-properties officeooo:rsid="004e2ae5"/>
    </style:style>
    <style:style style:name="T39" style:family="text">
      <style:text-properties officeooo:rsid="005087fb"/>
    </style:style>
    <style:style style:name="T40" style:family="text">
      <style:text-properties officeooo:rsid="005172f3"/>
    </style:style>
    <style:style style:name="T41" style:family="text">
      <style:text-properties officeooo:rsid="0052f9ca"/>
    </style:style>
    <style:style style:name="T42" style:family="text">
      <style:text-properties officeooo:rsid="00540d12"/>
    </style:style>
    <style:style style:name="T43" style:family="text">
      <style:text-properties officeooo:rsid="00557404"/>
    </style:style>
    <style:style style:name="T44" style:family="text">
      <style:text-properties officeooo:rsid="005a481c"/>
    </style:style>
    <style:style style:name="T45" style:family="text">
      <style:text-properties officeooo:rsid="005c470b"/>
    </style:style>
    <style:style style:name="T46" style:family="text">
      <style:text-properties officeooo:rsid="005d7d69"/>
    </style:style>
    <style:style style:name="T47" style:family="text">
      <style:text-properties officeooo:rsid="005e0877"/>
    </style:style>
    <style:style style:name="T48" style:family="text">
      <style:text-properties officeooo:rsid="0060cc93"/>
    </style:style>
    <style:style style:name="T49" style:family="text">
      <style:text-properties officeooo:rsid="00647dd0"/>
    </style:style>
    <style:style style:name="T50" style:family="text">
      <style:text-properties officeooo:rsid="0067830c"/>
    </style:style>
    <style:style style:name="T51" style:family="text">
      <style:text-properties officeooo:rsid="006902dc"/>
    </style:style>
    <style:style style:name="T52" style:family="text">
      <style:text-properties officeooo:rsid="006c836f"/>
    </style:style>
    <style:style style:name="T53" style:family="text">
      <style:text-properties officeooo:rsid="0076b300"/>
    </style:style>
    <style:style style:name="T54" style:family="text">
      <style:text-properties officeooo:rsid="0077ac19"/>
    </style:style>
    <style:style style:name="T55" style:family="text">
      <style:text-properties officeooo:rsid="007a588c"/>
    </style:style>
    <style:style style:name="T56" style:family="text">
      <style:text-properties officeooo:rsid="007d001b"/>
    </style:style>
    <style:style style:name="T57" style:family="text">
      <style:text-properties officeooo:rsid="00826f87"/>
    </style:style>
    <style:style style:name="T58" style:family="text">
      <style:text-properties officeooo:rsid="008914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4">初級日本語</text:p>
      <text:p text:style-name="P141"/>
      <text:p text:style-name="P141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2">13</text:p>
          </table:table-cell>
          <table:table-cell table:style-name="Tabulka1.A1" office:value-type="string">
            <text:p text:style-name="P3"/>
          </table:table-cell>
          <table:table-cell table:style-name="Tabulka1.A1" office:value-type="string">
            <text:p text:style-name="P1">4kjú</text:p>
          </table:table-cell>
          <table:table-cell table:style-name="Tabulka1.D1" office:value-type="string">
            <text:p text:style-name="P1">5kjú</text:p>
          </table:table-cell>
        </table:table-row>
        <table:table-row>
          <table:table-cell table:style-name="Tabulka1.A2" office:value-type="string">
            <text:p text:style-name="P2">7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šéfa oddělení</text:p>
          </table:table-cell>
          <table:table-cell table:style-name="Tabulka1.D2" office:value-type="string">
            <text:p text:style-name="P1">vedoucího oddělení</text:p>
          </table:table-cell>
        </table:table-row>
        <table:table-row>
          <table:table-cell table:style-name="Tabulka1.A2" office:value-type="string">
            <text:p text:style-name="P2">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">sousedův chlapeček</text:p>
          </table:table-cell>
          <table:table-cell table:style-name="Tabulka1.D2" office:value-type="string">
            <text:p text:style-name="Table_20_Contents"><text:s/><text:span text:style-name="T1">chlapeček od vedle</text:span></text:p>
          </table:table-cell>
        </table:table-row>
        <table:table-row>
          <table:table-cell table:style-name="Tabulka1.A2" office:value-type="string">
            <text:p text:style-name="P6">1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9">Já také (děkuji).</text:p>
          </table:table-cell>
          <table:table-cell table:style-name="Tabulka1.D2" office:value-type="string">
            <text:p text:style-name="P9">Potěšení na mé straně.</text:p>
          </table:table-cell>
        </table:table-row>
        <table:table-row>
          <table:table-cell table:style-name="Tabulka1.A2" office:value-type="string">
            <text:p text:style-name="P6">115</text:p>
          </table:table-cell>
          <table:table-cell table:style-name="Tabulka1.A2" office:value-type="string">
            <text:p text:style-name="P8">11.<text:span text:style-name="T43">例</text:span></text:p>
          </table:table-cell>
          <table:table-cell table:style-name="Tabulka1.A2" office:value-type="string">
            <text:p text:style-name="P10"><text:span text:style-name="T19">トマト</text:span><text:span text:style-name="T3">は</text:span>ぜんぜん</text:p>
          </table:table-cell>
          <table:table-cell table:style-name="Tabulka1.D2" office:value-type="string">
            <text:p text:style-name="P10"><text:span text:style-name="T21">トマト</text:span><text:span text:style-name="T3">が</text:span>ぜんぜん</text:p>
          </table:table-cell>
        </table:table-row>
        <table:table-row>
          <table:table-cell table:style-name="Tabulka1.A2" office:value-type="string">
            <text:p text:style-name="P12">12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">この<text:span text:style-name="T3">あたり</text:span>に</text:p>
          </table:table-cell>
          <table:table-cell table:style-name="Tabulka1.D2" office:value-type="string">
            <text:p text:style-name="P11">この<text:span text:style-name="T3">へん</text:span>に</text:p>
          </table:table-cell>
        </table:table-row>
        <table:table-row>
          <table:table-cell table:style-name="Tabulka1.A2" office:value-type="string">
            <text:p text:style-name="P13">14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4">čínskými číslicemi</text:p>
          </table:table-cell>
          <table:table-cell table:style-name="Tabulka1.D2" office:value-type="string">
            <text:p text:style-name="P14">japonskými číslicemi (viz.145)</text:p>
          </table:table-cell>
        </table:table-row>
        <table:table-row>
          <table:table-cell table:style-name="Tabulka1.A2" office:value-type="string">
            <text:p text:style-name="P13">15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4">čínské znaky</text:p>
          </table:table-cell>
          <table:table-cell table:style-name="Tabulka1.D2" office:value-type="string">
            <text:p text:style-name="P14">japonské znaky (viz. 145)</text:p>
          </table:table-cell>
        </table:table-row>
        <table:table-row>
          <table:table-cell table:style-name="Tabulka1.A2" office:value-type="string">
            <text:p text:style-name="P15">164</text:p>
          </table:table-cell>
          <table:table-cell table:style-name="Tabulka1.A2" office:value-type="string">
            <text:p text:style-name="P15">6.<text:span text:style-name="T43">12</text:span></text:p>
          </table:table-cell>
          <table:table-cell table:style-name="Tabulka1.A2" office:value-type="string">
            <text:p text:style-name="Standard"><text:bookmark text:name="hiragana"/>た<text:span text:style-name="T3">て</text:span>ます</text:p>
          </table:table-cell>
          <table:table-cell table:style-name="Tabulka1.D2" office:value-type="string">
            <text:p text:style-name="Standard"><text:bookmark text:name="hiragana1"/>た<text:span text:style-name="T3">ち</text:span>ます</text:p>
          </table:table-cell>
        </table:table-row>
        <table:table-row>
          <table:table-cell table:style-name="Tabulka1.A2" office:value-type="string">
            <text:p text:style-name="P17">177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6"><text:span text:style-name="T4">思</text:span><text:bookmark text:name="hiragana2"/><text:span text:style-name="T3">おも</text:span><text:span text:style-name="T20">い</text:span>ます </text:p>
          </table:table-cell>
          <table:table-cell table:style-name="Tabulka1.D2" office:value-type="string">
            <text:p text:style-name="P20"><text:span text:style-name="T6">おも</text:span><text:span text:style-name="T4">思</text:span>います</text:p>
          </table:table-cell>
        </table:table-row>
        <table:table-row>
          <table:table-cell table:style-name="Tabulka1.A2" office:value-type="string">
            <text:p text:style-name="P18">18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9">木の下<text:span text:style-name="T3">で</text:span></text:p>
          </table:table-cell>
          <table:table-cell table:style-name="Tabulka1.D2" office:value-type="string">
            <text:p text:style-name="P19">木の下<text:span text:style-name="T3">に</text:span></text:p>
          </table:table-cell>
        </table:table-row>
        <table:table-row>
          <table:table-cell table:style-name="Tabulka1.A2" office:value-type="string">
            <text:p text:style-name="P18">18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9">Chci jen trochu ochutnat.</text:p>
          </table:table-cell>
          <table:table-cell table:style-name="Tabulka1.D2" office:value-type="string">
            <text:p text:style-name="P19">Chci se jen trochu najíst.</text:p>
          </table:table-cell>
        </table:table-row>
        <table:table-row>
          <table:table-cell table:style-name="Tabulka1.A2" office:value-type="string">
            <text:p text:style-name="P22">197</text:p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21">viděl profesora</text:p>
          </table:table-cell>
          <table:table-cell table:style-name="Tabulka1.D2" office:value-type="string">
            <text:p text:style-name="P21">potkal profesora</text:p>
          </table:table-cell>
        </table:table-row>
        <table:table-row>
          <table:table-cell table:style-name="Tabulka1.A2" office:value-type="string">
            <text:p text:style-name="P23">20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4"><text:span text:style-name="T5">か</text:span><text:span text:style-name="T3">分</text:span>りません</text:p>
          </table:table-cell>
          <table:table-cell table:style-name="Tabulka1.D2" office:value-type="string">
            <text:p text:style-name="P24"><text:span text:style-name="T5">わ</text:span><text:span text:style-name="T3">分</text:span>かりません</text:p>
          </table:table-cell>
        </table:table-row>
        <table:table-row>
          <table:table-cell table:style-name="Tabulka1.A2" office:value-type="string">
            <text:p text:style-name="P26">208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5">立<text:span text:style-name="T3">た</text:span>ちませんでした</text:p>
          </table:table-cell>
          <table:table-cell table:style-name="Tabulka1.D2" office:value-type="string">
            <text:p text:style-name="P25">立ちませんでした</text:p>
          </table:table-cell>
        </table:table-row>
        <table:table-row>
          <table:table-cell table:style-name="Tabulka1.A2" office:value-type="string">
            <text:p text:style-name="P28">20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27">一日<text:span text:style-name="T3">も</text:span></text:p>
          </table:table-cell>
          <table:table-cell table:style-name="Tabulka1.D2" office:value-type="string">
            <text:p text:style-name="P27">一日<text:span text:style-name="T3">に</text:span></text:p>
          </table:table-cell>
        </table:table-row>
        <table:table-row>
          <table:table-cell table:style-name="Tabulka1.A2" office:value-type="string">
            <text:p text:style-name="P30">21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07"><text:bookmark text:name="hiragana5"/>れきしてき</text:p>
          </table:table-cell>
          <table:table-cell table:style-name="Tabulka1.D2" office:value-type="string">
            <text:p text:style-name="P31"><text:span text:style-name="T54">(Neobsahuje s</text:span>lovníček.<text:span text:style-name="T54">)</text:span></text:p>
          </table:table-cell>
        </table:table-row>
        <table:table-row>
          <table:table-cell table:style-name="Tabulka1.A2" office:value-type="string">
            <text:p text:style-name="P32">21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08"><text:bookmark text:name="katakana1"/>中は</text:p>
          </table:table-cell>
          <table:table-cell table:style-name="Tabulka1.D2" office:value-type="string">
            <text:p text:style-name="P109"><text:span text:style-name="T30">中</text:span><text:bookmark text:name="hiragana6"/><text:span text:style-name="T3">で</text:span><text:span text:style-name="T30">は</text:span></text:p>
          </table:table-cell>
        </table:table-row>
        <table:table-row>
          <table:table-cell table:style-name="Tabulka1.A2" office:value-type="string">
            <text:p text:style-name="P32">218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"/>ばんぐきほど</text:p>
          </table:table-cell>
          <table:table-cell table:style-name="Tabulka1.D2" office:value-type="string">
            <text:p text:style-name="Standard"><text:bookmark text:name="hiragana8"/>ばんぐき<text:span text:style-name="T3">ほど</text:span></text:p>
          </table:table-cell>
        </table:table-row>
        <table:table-row>
          <table:table-cell table:style-name="Tabulka1.A2" office:value-type="string">
            <text:p text:style-name="P32">22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21"><text:bookmark text:name="hiragana9"/>かめ</text:p>
          </table:table-cell>
          <table:table-cell table:style-name="Tabulka1.D2" office:value-type="string">
            <text:p text:style-name="P121"><text:bookmark text:name="katakana2"/>カメ</text:p>
          </table:table-cell>
        </table:table-row>
        <table:table-row>
          <table:table-cell table:style-name="Tabulka1.A2" office:value-type="string">
            <text:p text:style-name="P33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34"><text:span text:style-name="T31">目</text:span><text:bookmark text:name="hiragana3"/>てき<text:span text:style-name="T31">地</text:span><text:bookmark text:name="hiragana10"/><text:span text:style-name="T3">ち</text:span></text:p>
          </table:table-cell>
          <table:table-cell table:style-name="Tabulka1.D2" office:value-type="string">
            <text:p text:style-name="P34"><text:span text:style-name="T31">目</text:span><text:bookmark text:name="hiragana4"/>てき<text:span text:style-name="T31">地</text:span></text:p>
          </table:table-cell>
        </table:table-row>
        <table:table-row>
          <table:table-cell table:style-name="Tabulka1.A2" office:value-type="string">
            <text:p text:style-name="P33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1"><text:bookmark text:name="hiragana11"/>5円</text:p>
          </table:table-cell>
          <table:table-cell table:style-name="Tabulka1.D2" office:value-type="string">
            <text:p text:style-name="P35"><text:span text:style-name="T20">10</text:span>円</text:p>
          </table:table-cell>
        </table:table-row>
        <table:table-row>
          <table:table-cell table:style-name="Tabulka1.A2" office:value-type="string">
            <text:p text:style-name="P36">2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0"><text:span text:style-name="T3">お</text:span>同じ</text:p>
          </table:table-cell>
          <table:table-cell table:style-name="Tabulka1.D2" office:value-type="string">
            <text:p text:style-name="P110">同じ</text:p>
          </table:table-cell>
        </table:table-row>
        <table:table-row>
          <table:table-cell table:style-name="Tabulka1.A2" office:value-type="string">
            <text:p text:style-name="P36">23<text:span text:style-name="T33">2</text:span>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2"><text:bookmark text:name="hiragana15"/>どこ<text:span text:style-name="T3">を</text:span>はしりますか</text:p>
          </table:table-cell>
          <table:table-cell table:style-name="Tabulka1.D2" office:value-type="string">
            <text:p text:style-name="P113"><text:bookmark text:name="hiragana14"/><text:span text:style-name="T20"><text:s/></text:span><text:bookmark text:name="hiragana16"/><text:span text:style-name="T23">どこ</text:span><text:bookmark text:name="hiragana17"/><text:span text:style-name="T14">へ</text:span><text:span text:style-name="T23">はしりますか</text:span></text:p>
          </table:table-cell>
        </table:table-row>
        <table:table-row>
          <table:table-cell table:style-name="Tabulka1.A2" office:value-type="string">
            <text:p text:style-name="P37">23<text:span text:style-name="T34">2</text:span>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4"><text:span text:style-name="T24">一</text:span><text:bookmark text:name="hiragana18"/><text:span text:style-name="T20">はやい</text:span></text:p>
          </table:table-cell>
          <table:table-cell table:style-name="Tabulka1.D2" office:value-type="string">
            <text:p text:style-name="P117"><text:span text:style-name="T24">一</text:span><text:bookmark text:name="hiragana22"/><text:span text:style-name="T24">ばん</text:span><text:bookmark text:name="hiragana19"/><text:span text:style-name="T24">は</text:span><text:span text:style-name="T20">やい</text:span></text:p>
          </table:table-cell>
        </table:table-row>
        <table:table-row>
          <table:table-cell table:style-name="Tabulka1.A2" office:value-type="string">
            <text:p text:style-name="P38">23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5"><text:span text:style-name="T32">時</text:span>/じ<text:span text:style-name="T3">かん</text:span>ひょうどうり</text:p>
          </table:table-cell>
          <table:table-cell table:style-name="Tabulka1.D2" office:value-type="string">
            <text:p text:style-name="P115"><text:span text:style-name="T22">時</text:span><text:span text:style-name="T20">/じ</text:span><text:span text:style-name="T3">こく</text:span><text:span text:style-name="T20">ひょうどうり</text:span></text:p>
          </table:table-cell>
        </table:table-row>
        <table:table-row>
          <table:table-cell table:style-name="Tabulka1.A2" office:value-type="string">
            <text:p text:style-name="P39">235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0">Co je ne<text:span text:style-name="T36">j</text:span>výhodnější</text:p>
          </table:table-cell>
          <table:table-cell table:style-name="Tabulka1.D2" office:value-type="string">
            <text:p text:style-name="P40">Co je nejpraktičtější</text:p>
          </table:table-cell>
        </table:table-row>
        <table:table-row>
          <table:table-cell table:style-name="Tabulka1.A2" office:value-type="string">
            <text:p text:style-name="P41">23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6"><text:bookmark text:name="hiragana20"/><text:span text:style-name="T15">天</text:span><text:span text:style-name="T3">てん</text:span>ぷら </text:p>
          </table:table-cell>
          <table:table-cell table:style-name="Tabulka1.D2" office:value-type="string">
            <text:p text:style-name="P116"><text:bookmark text:name="hiragana21"/><text:span text:style-name="T7">てん</text:span><text:span text:style-name="T15">天</text:span>ぷら </text:p>
          </table:table-cell>
        </table:table-row>
        <table:table-row>
          <table:table-cell table:style-name="Tabulka1.A2" office:value-type="string">
            <text:p text:style-name="P42">25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3">numerativ pro věk</text:p>
          </table:table-cell>
          <table:table-cell table:style-name="Tabulka1.D2" office:value-type="string">
            <text:p text:style-name="P44">numerativ pro věk</text:p>
          </table:table-cell>
        </table:table-row>
        <table:table-row>
          <table:table-cell table:style-name="Tabulka1.A2" office:value-type="string">
            <text:p text:style-name="P42">25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3">citoslovce údivu</text:p>
          </table:table-cell>
          <table:table-cell table:style-name="Tabulka1.D2" office:value-type="string">
            <text:p text:style-name="P44">citoslovce údivu</text:p>
          </table:table-cell>
        </table:table-row>
        <table:table-row>
          <table:table-cell table:style-name="Tabulka1.A2" office:value-type="string">
            <text:p text:style-name="P45">25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6">Pohrál jsem si</text:p>
          </table:table-cell>
          <table:table-cell table:style-name="Tabulka1.D2" office:value-type="string">
            <text:p text:style-name="P46">Hrál jsem si</text:p>
          </table:table-cell>
        </table:table-row>
        <table:table-row>
          <table:table-cell table:style-name="Tabulka1.A2" office:value-type="string">
            <text:p text:style-name="P48">25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47">ウ<text:span text:style-name="T3">イ</text:span>ーン</text:p>
          </table:table-cell>
          <table:table-cell table:style-name="Tabulka1.D2" office:value-type="string">
            <text:p text:style-name="P47">ウ<text:span text:style-name="T3">ィ</text:span>ーン</text:p>
          </table:table-cell>
        </table:table-row>
        <table:table-row>
          <table:table-cell table:style-name="Tabulka1.A2" office:value-type="string">
            <text:p text:style-name="P49">268</text:p>
          </table:table-cell>
          <table:table-cell table:style-name="Tabulka1.A2" office:value-type="string">
            <text:p text:style-name="P49">15.<text:span text:style-name="T43">3</text:span></text:p>
          </table:table-cell>
          <table:table-cell table:style-name="Tabulka1.A2" office:value-type="string">
            <text:p text:style-name="P50"><text:span text:style-name="T8">た</text:span><text:bookmark text:name="hiragana13"/><text:span text:style-name="T5">い </text:span><text:span text:style-name="T37">高い</text:span></text:p>
          </table:table-cell>
          <table:table-cell table:style-name="Tabulka1.D2" office:value-type="string">
            <text:p text:style-name="P118"><text:bookmark text:name="hiragana12"/><text:span text:style-name="T5">たか</text:span>高い</text:p>
          </table:table-cell>
        </table:table-row>
        <text:soft-page-break/>
        <table:table-row>
          <table:table-cell table:style-name="Tabulka1.A2" office:value-type="string">
            <text:p text:style-name="P51">27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23"/>ごぞんじ</text:p>
          </table:table-cell>
          <table:table-cell table:style-name="Tabulka1.D2" office:value-type="string">
            <text:p text:style-name="P52"><text:span text:style-name="T54">(</text:span>Není ve slovní zásobě ani slovníku.<text:span text:style-name="T54">)</text:span></text:p>
          </table:table-cell>
        </table:table-row>
        <table:table-row>
          <table:table-cell table:style-name="Tabulka1.A2" office:value-type="string">
            <text:p text:style-name="P53">27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19"><text:bookmark text:name="hiragana24"/><text:span text:style-name="T3">が</text:span>ち</text:p>
          </table:table-cell>
          <table:table-cell table:style-name="Tabulka1.D2" office:value-type="string">
            <text:p text:style-name="Standard"><text:bookmark text:name="hiragana25"/><text:span text:style-name="T3">か</text:span>ち <text:bookmark text:name="hiragana26"/><text:span text:style-name="T54">(</text:span>れんだく<text:span text:style-name="T54">)</text:span></text:p>
          </table:table-cell>
        </table:table-row>
        <table:table-row>
          <table:table-cell table:style-name="Tabulka1.A2" office:value-type="string">
            <text:p text:style-name="P54">27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20"><text:bookmark text:name="hiragana27"/>はしの<text:span text:style-name="T38">上</text:span><text:bookmark text:name="hiragana29"/><text:span text:style-name="T3">を</text:span></text:p>
          </table:table-cell>
          <table:table-cell table:style-name="Tabulka1.D2" office:value-type="string">
            <text:p text:style-name="P120"><text:bookmark text:name="hiragana28"/>はしの<text:span text:style-name="T38">上</text:span><text:bookmark text:name="hiragana30"/><text:span text:style-name="T3">に</text:span></text:p>
          </table:table-cell>
        </table:table-row>
        <table:table-row>
          <table:table-cell table:style-name="Tabulka1.A2" office:value-type="string">
            <text:p text:style-name="P55">274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katakana3"/>オリンピック<text:bookmark text:name="hiragana31"/><text:span text:style-name="T3">を</text:span></text:p>
          </table:table-cell>
          <table:table-cell table:style-name="Tabulka1.D2" office:value-type="string">
            <text:p text:style-name="Standard"><text:bookmark text:name="katakana4"/>オリンピック<text:bookmark text:name="hiragana32"/><text:span text:style-name="T3">が</text:span></text:p>
          </table:table-cell>
        </table:table-row>
        <table:table-row>
          <table:table-cell table:style-name="Tabulka1.A2" office:value-type="string">
            <text:p text:style-name="P58">28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34"/>けっこんし<text:span text:style-name="T20">い</text:span>ませんでした</text:p>
          </table:table-cell>
          <table:table-cell table:style-name="Tabulka1.D2" office:value-type="string">
            <text:p text:style-name="P122"><text:bookmark text:name="hiragana35"/>けっこんし<text:bookmark text:name="hiragana36"/><text:span text:style-name="T3">て</text:span><text:span text:style-name="T20">い</text:span>ませんでした</text:p>
          </table:table-cell>
        </table:table-row>
        <table:table-row>
          <table:table-cell table:style-name="Tabulka1.A2" office:value-type="string">
            <text:p text:style-name="P58">28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37"/>けっこんしてない </text:p>
          </table:table-cell>
          <table:table-cell table:style-name="Tabulka1.D2" office:value-type="string">
            <text:p text:style-name="P122"><text:bookmark text:name="hiragana38"/>けっこんして<text:span text:style-name="T3">い</text:span>ない </text:p>
          </table:table-cell>
        </table:table-row>
        <table:table-row>
          <table:table-cell table:style-name="Tabulka1.A2" office:value-type="string">
            <text:p text:style-name="P58">284</text:p>
          </table:table-cell>
          <table:table-cell table:style-name="Tabulka1.A2" office:value-type="string">
            <text:p text:style-name="P58">10.<text:span text:style-name="T43">1</text:span></text:p>
          </table:table-cell>
          <table:table-cell table:style-name="Tabulka1.A2" office:value-type="string">
            <text:p text:style-name="P59"><text:span text:style-name="T40">公</text:span><text:bookmark text:name="hiragana39"/><text:span text:style-name="T3">こう</text:span>えん </text:p>
          </table:table-cell>
          <table:table-cell table:style-name="Tabulka1.D2" office:value-type="string">
            <text:p text:style-name="P123"><text:bookmark text:name="hiragana40"/><text:span text:style-name="T5">こう</text:span><text:span text:style-name="T35"> </text:span>公えん</text:p>
          </table:table-cell>
        </table:table-row>
        <table:table-row>
          <table:table-cell table:style-name="Tabulka1.A2" office:value-type="string">
            <text:p text:style-name="P61">286</text:p>
          </table:table-cell>
          <table:table-cell table:style-name="Tabulka1.A2" office:value-type="string">
            <text:p text:style-name="P60">12.<text:span text:style-name="T42">5</text:span></text:p>
          </table:table-cell>
          <table:table-cell table:style-name="Tabulka1.A2" office:value-type="string">
            <text:p text:style-name="P124"><text:bookmark text:name="hiragana41"/><text:span text:style-name="T41">子</text:span><text:span text:style-name="T3">こ</text:span>ども</text:p>
          </table:table-cell>
          <table:table-cell table:style-name="Tabulka1.D2" office:value-type="string">
            <text:p text:style-name="P124"><text:bookmark text:name="hiragana42"/><text:span text:style-name="T9">こ</text:span><text:span text:style-name="T41">子</text:span>ども</text:p>
          </table:table-cell>
        </table:table-row>
        <table:table-row>
          <table:table-cell table:style-name="Tabulka1.A2" office:value-type="string">
            <text:p text:style-name="P62">287</text:p>
          </table:table-cell>
          <table:table-cell table:style-name="Tabulka1.A2" office:value-type="string">
            <text:p text:style-name="P62">13.8</text:p>
          </table:table-cell>
          <table:table-cell table:style-name="Tabulka1.A2" office:value-type="string">
            <text:p text:style-name="P125"><text:bookmark text:name="hiragana43"/>ゆき<text:span text:style-name="T41">子</text:span><text:span text:style-name="T3">こ</text:span>さん</text:p>
          </table:table-cell>
          <table:table-cell table:style-name="Tabulka1.D2" office:value-type="string">
            <text:p text:style-name="P125"><text:bookmark text:name="hiragana44"/>ゆき<text:span text:style-name="T5">こ</text:span><text:span text:style-name="T41">子</text:span>さん</text:p>
          </table:table-cell>
        </table:table-row>
        <table:table-row>
          <table:table-cell table:style-name="Tabulka1.A2" office:value-type="string">
            <text:p text:style-name="P64">28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26"><text:span text:style-name="T41">子</text:span><text:bookmark text:name="hiragana45"/>たち</text:p>
          </table:table-cell>
          <table:table-cell table:style-name="Tabulka1.D2" office:value-type="string">
            <text:p text:style-name="P126"><text:span text:style-name="T16">女の</text:span><text:span text:style-name="T44">子たち</text:span></text:p>
          </table:table-cell>
        </table:table-row>
        <table:table-row>
          <table:table-cell table:style-name="Tabulka1.A2" office:value-type="string">
            <text:p text:style-name="P65">29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6"><text:span text:style-name="T45">百子</text:span><text:bookmark text:name="hiragana46"/><text:span text:style-name="T3">さん</text:span></text:p>
          </table:table-cell>
          <table:table-cell table:style-name="Tabulka1.D2" office:value-type="string">
            <text:p text:style-name="P66"><text:span text:style-name="T45">百子</text:span><text:bookmark text:name="hiragana47"/><text:span text:style-name="T3">ちゃん</text:span></text:p>
          </table:table-cell>
        </table:table-row>
        <table:table-row>
          <table:table-cell table:style-name="Tabulka1.A2" office:value-type="string">
            <text:p text:style-name="P65">295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6"><text:span text:style-name="T45">今</text:span><text:bookmark text:name="hiragana49"/><text:span text:style-name="T5">はさ</text:span><text:bookmark text:name="hiragana48"/><text:span text:style-name="T5"> </text:span><text:span text:style-name="T17">話</text:span><text:span text:style-name="T45">ない</text:span><text:bookmark text:name="hiragana50"/>で </text:p>
          </table:table-cell>
          <table:table-cell table:style-name="Tabulka1.D2" office:value-type="string">
            <text:p text:style-name="P66"><text:span text:style-name="T45">今</text:span><text:bookmark text:name="hiragana51"/><text:span text:style-name="T5">はな</text:span><text:bookmark text:name="hiragana481"/><text:bookmark text:name="hiragana491"/><text:span text:style-name="T5"> </text:span><text:span text:style-name="T17">話</text:span><text:bookmark text:name="hiragana52"/><text:span text:style-name="T17">さ </text:span><text:span text:style-name="T45">ない</text:span><text:bookmark text:name="hiragana501"/>で </text:p>
          </table:table-cell>
        </table:table-row>
        <table:table-row>
          <table:table-cell table:style-name="Tabulka1.A2" office:value-type="string">
            <text:p text:style-name="P67">296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68"><text:span text:style-name="T46">言</text:span><text:bookmark text:name="hiragana53"/>ました</text:p>
          </table:table-cell>
          <table:table-cell table:style-name="Tabulka1.D2" office:value-type="string">
            <text:p text:style-name="P68"><text:span text:style-name="T46">言</text:span><text:bookmark text:name="hiragana54"/><text:span text:style-name="T3">い</text:span><text:bookmark text:name="hiragana531"/>ました</text:p>
          </table:table-cell>
        </table:table-row>
        <table:table-row>
          <table:table-cell table:style-name="Tabulka1.A2" office:value-type="string">
            <text:p text:style-name="P69">300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27"><text:bookmark text:name="hiragana55"/><text:span text:style-name="T18">買</text:span><text:span text:style-name="T3">か</text:span>った<text:span text:style-name="T47">本</text:span></text:p>
          </table:table-cell>
          <table:table-cell table:style-name="Tabulka1.D2" office:value-type="string">
            <text:p text:style-name="P127"><text:span text:style-name="T10">か</text:span><text:span text:style-name="T18">買</text:span>った<text:span text:style-name="T47">本</text:span></text:p>
          </table:table-cell>
        </table:table-row>
        <table:table-row>
          <table:table-cell table:style-name="Tabulka1.A2" office:value-type="string">
            <text:p text:style-name="P70">309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1">[obrázek muže škrtící ženu]</text:p>
          </table:table-cell>
          <table:table-cell table:style-name="Tabulka1.D2" office:value-type="string">
            <text:p text:style-name="P71">??</text:p>
          </table:table-cell>
        </table:table-row>
        <table:table-row>
          <table:table-cell table:style-name="Tabulka1.A2" office:value-type="string">
            <text:p text:style-name="P72">31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28"><text:bookmark text:name="hiragana57"/>どんな<text:span text:style-name="T48">セーター...</text:span></text:p>
          </table:table-cell>
          <table:table-cell table:style-name="Tabulka1.D2" office:value-type="string">
            <text:p text:style-name="P73"><text:span text:style-name="T54">(Věta neobsahuje procvičované </text:span>の.<text:span text:style-name="T54">)</text:span></text:p>
          </table:table-cell>
        </table:table-row>
        <table:table-row>
          <table:table-cell table:style-name="Tabulka1.A2" office:value-type="string">
            <text:p text:style-name="P74">313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59"/>しずかでなかった</text:p>
          </table:table-cell>
          <table:table-cell table:style-name="Tabulka1.D2" office:value-type="string">
            <text:p text:style-name="Standard"><text:bookmark text:name="hiragana60"/>しずかで<text:span text:style-name="T3">は</text:span>なかった</text:p>
          </table:table-cell>
        </table:table-row>
        <table:table-row>
          <table:table-cell table:style-name="Tabulka1.A2" office:value-type="string">
            <text:p text:style-name="P75">315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29"><text:bookmark text:name="hiragana61"/><text:span text:style-name="T5">はな</text:span>春<text:span text:style-name="T45">子</text:span></text:p>
          </table:table-cell>
          <table:table-cell table:style-name="Tabulka1.D2" office:value-type="string">
            <text:p text:style-name="P129"><text:bookmark text:name="hiragana63"/><text:span text:style-name="T5">はる</text:span><text:bookmark text:name="hiragana62"/>春<text:span text:style-name="T45">子</text:span></text:p>
          </table:table-cell>
        </table:table-row>
        <table:table-row>
          <table:table-cell table:style-name="Tabulka1.A2" office:value-type="string">
            <text:p text:style-name="P76">321</text:p>
          </table:table-cell>
          <table:table-cell table:style-name="Tabulka1.A2" office:value-type="string">
            <text:p text:style-name="P76">12.6</text:p>
          </table:table-cell>
          <table:table-cell table:style-name="Tabulka1.A2" office:value-type="string">
            <text:p text:style-name="P77"><text:span text:style-name="T49">作</text:span><text:bookmark text:name="hiragana56"/>った<text:span text:style-name="T3">こ</text:span>の </text:p>
          </table:table-cell>
          <table:table-cell table:style-name="Tabulka1.D2" office:value-type="string">
            <text:p text:style-name="P130"><text:bookmark text:name="hiragana58"/><text:span text:style-name="T49">作</text:span>ったの </text:p>
          </table:table-cell>
        </table:table-row>
        <table:table-row>
          <table:table-cell table:style-name="Tabulka1.A2" office:value-type="string">
            <text:p text:style-name="P79">326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78"><text:span text:style-name="T50">合</text:span><text:bookmark text:name="hiragana64"/><text:span text:style-name="T3">あ</text:span>いますよ </text:p>
          </table:table-cell>
          <table:table-cell table:style-name="Tabulka1.D2" office:value-type="string">
            <text:p text:style-name="P78"><text:span text:style-name="T11">あ</text:span><text:span text:style-name="T50">合</text:span>いますよ </text:p>
          </table:table-cell>
        </table:table-row>
        <table:table-row>
          <table:table-cell table:style-name="Tabulka1.A2" office:value-type="string">
            <text:p text:style-name="P80">33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131"><text:bookmark text:name="hiragana69"/><text:span text:style-name="T51">一時間</text:span><text:span text:style-name="T3">も</text:span> </text:p>
          </table:table-cell>
          <table:table-cell table:style-name="Tabulka1.D2" office:value-type="string">
            <text:p text:style-name="P131"><text:span text:style-name="T51">一時間</text:span><text:span text:style-name="T3">に</text:span></text:p>
          </table:table-cell>
        </table:table-row>
        <table:table-row>
          <table:table-cell table:style-name="Tabulka1.A2" office:value-type="string">
            <text:p text:style-name="P81">341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0"/><text:span text:style-name="T35">あ</text:span><text:span text:style-name="T5">げ</text:span>上げます</text:p>
          </table:table-cell>
          <table:table-cell table:style-name="Tabulka1.D2" office:value-type="string">
            <text:p text:style-name="P132"><text:bookmark text:name="hiragana72"/><text:span text:style-name="T35">あ</text:span><text:bookmark text:name="hiragana71"/>上げます</text:p>
          </table:table-cell>
        </table:table-row>
        <table:table-row>
          <table:table-cell table:style-name="Tabulka1.A2" office:value-type="string">
            <text:p text:style-name="P82">35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P84"><text:span text:style-name="T52">下さい</text:span><text:bookmark text:name="hiragana73"/><text:span text:style-name="T3">ください</text:span></text:p>
          </table:table-cell>
          <table:table-cell table:style-name="Tabulka1.D2" office:value-type="string">
            <text:p text:style-name="P83">下さい</text:p>
          </table:table-cell>
        </table:table-row>
        <table:table-row>
          <table:table-cell table:style-name="Tabulka1.A2" office:value-type="string">
            <text:p text:style-name="P85">372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4"/>きゅう</text:p>
          </table:table-cell>
          <table:table-cell table:style-name="Tabulka1.D2" office:value-type="string">
            <text:p text:style-name="P133"><text:bookmark text:name="hiragana75"/>きゅう<text:span text:style-name="T3">そく</text:span><text:span text:style-name="T26">[</text:span><text:bookmark text:name="tw-target-text"/><text:span text:style-name="T27">急速</text:span><text:span text:style-name="T28">]</text:span></text:p>
          </table:table-cell>
        </table:table-row>
        <table:table-row>
          <table:table-cell table:style-name="Tabulka1.A2" office:value-type="string">
            <text:p text:style-name="P86">376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6"/><text:span text:style-name="T3">ど</text:span>ころで,</text:p>
          </table:table-cell>
          <table:table-cell table:style-name="Tabulka1.D2" office:value-type="string">
            <text:p text:style-name="Standard"><text:bookmark text:name="hiragana77"/><text:span text:style-name="T3">と</text:span>ころで,</text:p>
          </table:table-cell>
        </table:table-row>
        <table:table-row>
          <table:table-cell table:style-name="Tabulka1.A2" office:value-type="string">
            <text:p text:style-name="P86">376</text:p>
          </table:table-cell>
          <table:table-cell table:style-name="Tabulka1.A2" office:value-type="string">
            <text:p text:style-name="P3"/>
          </table:table-cell>
          <table:table-cell table:style-name="Tabulka1.A2" office:value-type="string">
            <text:p text:style-name="Standard"><text:bookmark text:name="hiragana78"/>はらが<text:span text:style-name="T3">ぺ</text:span>った</text:p>
          </table:table-cell>
          <table:table-cell table:style-name="Tabulka1.D2" office:value-type="string">
            <text:p text:style-name="Standard"><text:bookmark text:name="hiragana79"/>はらが<text:span text:style-name="T3">へ</text:span>った</text:p>
          </table:table-cell>
        </table:table-row>
      </table:table>
      <text:p text:style-name="Standard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72"><text:soft-page-break/>仮名</text:p>
      <text:p text:style-name="Standard"/>
      <text:p text:style-name="P140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87">13</text:p>
          </table:table-cell>
          <table:table-cell table:style-name="Tabulka2.A1" office:value-type="string">
            <text:p text:style-name="P4"/>
          </table:table-cell>
          <table:table-cell table:style-name="Tabulka2.A1" office:value-type="string">
            <text:p text:style-name="Standard">のど </text:p>
          </table:table-cell>
          <table:table-cell table:style-name="Tabulka2.D1" office:value-type="string">
            <text:p text:style-name="P88">hrdlo</text:p>
          </table:table-cell>
        </table:table-row>
        <table:table-row>
          <table:table-cell table:style-name="Tabulka2.A2" office:value-type="string">
            <text:p text:style-name="P87">14</text:p>
          </table:table-cell>
          <table:table-cell table:style-name="Tabulka2.A2" office:value-type="string">
            <text:p text:style-name="P4"/>
          </table:table-cell>
          <table:table-cell table:style-name="Tabulka2.A2" office:value-type="string">
            <text:p text:style-name="Standard">とおり</text:p>
          </table:table-cell>
          <table:table-cell table:style-name="Tabulka2.D2" office:value-type="string">
            <text:p text:style-name="P88">ulice</text:p>
          </table:table-cell>
        </table:table-row>
        <table:table-row>
          <table:table-cell table:style-name="Tabulka2.A2" office:value-type="string">
            <text:p text:style-name="P90">16</text:p>
          </table:table-cell>
          <table:table-cell table:style-name="Tabulka2.A2" office:value-type="string">
            <text:p text:style-name="P5"/>
          </table:table-cell>
          <table:table-cell table:style-name="Tabulka2.A2" office:value-type="string">
            <text:p text:style-name="Standard">りょこう</text:p>
          </table:table-cell>
          <table:table-cell table:style-name="Tabulka2.D2" office:value-type="string">
            <text:p text:style-name="P89">výlet</text:p>
          </table:table-cell>
        </table:table-row>
        <table:table-row>
          <table:table-cell table:style-name="Tabulka2.A2" office:value-type="string">
            <text:p text:style-name="P91">19</text:p>
          </table:table-cell>
          <table:table-cell table:style-name="Tabulka2.A2" office:value-type="string">
            <text:p text:style-name="P91">9</text:p>
          </table:table-cell>
          <table:table-cell table:style-name="Tabulka2.A2" office:value-type="string">
            <text:p text:style-name="P92">Studuji japonštinu.</text:p>
          </table:table-cell>
          <table:table-cell table:style-name="Tabulka2.D2" office:value-type="string">
            <text:p text:style-name="P92"><text:span text:style-name="T54">(N</text:span>esouhlasí počet políček.<text:span text:style-name="T54">)</text:span></text:p>
          </table:table-cell>
        </table:table-row>
        <table:table-row>
          <table:table-cell table:style-name="Tabulka2.A2" office:value-type="string">
            <text:p text:style-name="P29">21</text:p>
          </table:table-cell>
          <table:table-cell table:style-name="Tabulka2.A2" office:value-type="string">
            <text:p text:style-name="P3"/>
          </table:table-cell>
          <table:table-cell table:style-name="Tabulka2.A2" office:value-type="string">
            <text:p text:style-name="Standard"><text:span text:style-name="T12">ユ</text:span> <text:span text:style-name="T29">ju</text:span></text:p>
          </table:table-cell>
          <table:table-cell table:style-name="Tabulka2.D2" office:value-type="string">
            <text:p text:style-name="P106"><text:span text:style-name="T13">ユ</text:span> <text:span text:style-name="T29">ju</text:span></text:p>
          </table:table-cell>
        </table:table-row>
        <table:table-row>
          <table:table-cell table:style-name="Tabulka2.A2" office:value-type="string">
            <text:p text:style-name="P93">6<text:span text:style-name="T53">1</text:span></text:p>
          </table:table-cell>
          <table:table-cell table:style-name="Tabulka2.A2" office:value-type="string">
            <text:p text:style-name="P94"/>
          </table:table-cell>
          <table:table-cell table:style-name="Tabulka2.A2" office:value-type="string">
            <text:p text:style-name="P134">くる・まだ </text:p>
          </table:table-cell>
          <table:table-cell table:style-name="Tabulka2.D2" office:value-type="string">
            <text:p text:style-name="P134">くるま・だ </text:p>
          </table:table-cell>
        </table:table-row>
        <table:table-row>
          <table:table-cell table:style-name="Tabulka2.A2" office:value-type="string">
            <text:p text:style-name="P95">85</text:p>
          </table:table-cell>
          <table:table-cell table:style-name="Tabulka2.A2" office:value-type="string">
            <text:p text:style-name="P95">1.9</text:p>
          </table:table-cell>
          <table:table-cell table:style-name="Tabulka2.A2" office:value-type="string">
            <text:p text:style-name="P97"><text:span text:style-name="T55">多木</text:span><text:bookmark text:name="hiragana851"/>さん<text:bookmark text:name="hiragana862"/><text:span text:style-name="T3">さん</text:span></text:p>
          </table:table-cell>
          <table:table-cell table:style-name="Tabulka2.D2" office:value-type="string">
            <text:p text:style-name="P96">多木さ<text:bookmark text:name="hiragana8611"/>ん</text:p>
          </table:table-cell>
        </table:table-row>
        <table:table-row>
          <table:table-cell table:style-name="Tabulka2.A2" office:value-type="string">
            <text:p text:style-name="P98">85</text:p>
          </table:table-cell>
          <table:table-cell table:style-name="Tabulka2.A2" office:value-type="string">
            <text:p text:style-name="P98">3</text:p>
          </table:table-cell>
          <table:table-cell table:style-name="Tabulka2.A2" office:value-type="string">
            <text:p text:style-name="P99">同級生</text:p>
          </table:table-cell>
          <table:table-cell table:style-name="Tabulka2.D2" office:value-type="string">
            <text:p text:style-name="P99">(Dvakrát viz. 80.)</text:p>
          </table:table-cell>
        </table:table-row>
        <table:table-row>
          <table:table-cell table:style-name="Tabulka2.A2" office:value-type="string">
            <text:p text:style-name="P100">90</text:p>
          </table:table-cell>
          <table:table-cell table:style-name="Tabulka2.A2" office:value-type="string">
            <text:p text:style-name="P100">1.6</text:p>
          </table:table-cell>
          <table:table-cell table:style-name="Tabulka2.A2" office:value-type="string">
            <text:p text:style-name="Standard">さかんんだ</text:p>
          </table:table-cell>
          <table:table-cell table:style-name="Tabulka2.D2" office:value-type="string">
            <text:p text:style-name="Table_20_Contents"><text:span text:style-name="T56">(</text:span>?<text:span text:style-name="T56">)</text:span></text:p>
          </table:table-cell>
        </table:table-row>
        <table:table-row>
          <table:table-cell table:style-name="Tabulka2.A2" office:value-type="string">
            <text:p text:style-name="P101">102</text:p>
          </table:table-cell>
          <table:table-cell table:style-name="Tabulka2.A2" office:value-type="string">
            <text:p text:style-name="P101">1.8</text:p>
          </table:table-cell>
          <table:table-cell table:style-name="Tabulka2.A2" office:value-type="string">
            <text:p text:style-name="P102">物品</text:p>
          </table:table-cell>
          <table:table-cell table:style-name="Tabulka2.D2" office:value-type="string">
            <text:p text:style-name="P102">品物</text:p>
          </table:table-cell>
        </table:table-row>
        <table:table-row>
          <table:table-cell table:style-name="Tabulka2.A2" office:value-type="string">
            <text:p text:style-name="P103">102</text:p>
          </table:table-cell>
          <table:table-cell table:style-name="Tabulka2.A2" office:value-type="string">
            <text:p text:style-name="P103">1.10</text:p>
          </table:table-cell>
          <table:table-cell table:style-name="Tabulka2.A2" office:value-type="string">
            <text:p text:style-name="P104">nemůžu dobře spát</text:p>
          </table:table-cell>
          <table:table-cell table:style-name="Tabulka2.D2" office:value-type="string">
            <text:p text:style-name="P104">nemůžu <text:span text:style-name="T3">vůbec</text:span> dobře spát</text:p>
          </table:table-cell>
        </table:table-row>
        <table:table-row>
          <table:table-cell table:style-name="Tabulka2.A2" office:value-type="string">
            <text:p text:style-name="P103">102</text:p>
          </table:table-cell>
          <table:table-cell table:style-name="Tabulka2.A2" office:value-type="string">
            <text:p text:style-name="P103">2.6</text:p>
          </table:table-cell>
          <table:table-cell table:style-name="Tabulka2.A2" office:value-type="string">
            <text:p text:style-name="P104">Mišima je</text:p>
          </table:table-cell>
          <table:table-cell table:style-name="Tabulka2.D2" office:value-type="string">
            <text:p text:style-name="P104">Mišima <text:span text:style-name="T3">Yukio</text:span> je</text:p>
          </table:table-cell>
        </table:table-row>
        <table:table-row>
          <table:table-cell table:style-name="Tabulka2.A2" office:value-type="string">
            <text:p text:style-name="P90">110</text:p>
          </table:table-cell>
          <table:table-cell table:style-name="Tabulka2.A2" office:value-type="string">
            <text:p text:style-name="P5"/>
          </table:table-cell>
          <table:table-cell table:style-name="Tabulka2.A2" office:value-type="string">
            <text:p text:style-name="P89">点</text:p>
          </table:table-cell>
          <table:table-cell table:style-name="Tabulka2.D2" office:value-type="string">
            <text:p text:style-name="P89"><text:span text:style-name="T54">(C</text:span>hybí pátý tah.<text:span text:style-name="T54">)</text:span></text:p>
          </table:table-cell>
        </table:table-row>
      </table:table>
      <text:p text:style-name="Standard"/>
      <text:p text:style-name="Standard"/>
      <text:p text:style-name="P171">辞書</text:p>
      <text:p text:style-name="Standard"/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row>
          <table:table-cell table:style-name="Tabulka3.A1" office:value-type="string">
            <text:p text:style-name="P105">13</text:p>
          </table:table-cell>
          <table:table-cell table:style-name="Tabulka3.A1" office:value-type="string">
            <text:p text:style-name="P57"/>
          </table:table-cell>
          <table:table-cell table:style-name="Tabulka3.A1" office:value-type="string">
            <text:p text:style-name="P135">かめ <text:span text:style-name="T57">亀</text:span></text:p>
          </table:table-cell>
          <table:table-cell table:style-name="Tabulka3.D1" office:value-type="string">
            <text:p text:style-name="P135">カメ <text:span text:style-name="T57">亀</text:span></text:p>
          </table:table-cell>
        </table:table-row>
        <table:table-row>
          <table:table-cell table:style-name="Tabulka3.A2" office:value-type="string">
            <text:p text:style-name="P56">13</text:p>
          </table:table-cell>
          <table:table-cell table:style-name="Tabulka3.A2" office:value-type="string">
            <text:p text:style-name="P56"/>
          </table:table-cell>
          <table:table-cell table:style-name="Tabulka3.A2" office:value-type="string">
            <text:p text:style-name="P121">からす <text:span text:style-name="T39">烏</text:span></text:p>
          </table:table-cell>
          <table:table-cell table:style-name="Tabulka3.D2" office:value-type="string">
            <text:p text:style-name="P121"><text:span text:style-name="T20">カラス </text:span><text:span text:style-name="T25">烏</text:span> </text:p>
          </table:table-cell>
        </table:table-row>
        <table:table-row>
          <table:table-cell table:style-name="Tabulka3.A2" office:value-type="string">
            <text:p text:style-name="P6">18</text:p>
          </table:table-cell>
          <table:table-cell table:style-name="Tabulka3.A2" office:value-type="string">
            <text:p text:style-name="P6"/>
          </table:table-cell>
          <table:table-cell table:style-name="Tabulka3.A2" office:value-type="string">
            <text:p text:style-name="P63"><text:span text:style-name="T2">さい <text:s/></text:span>才</text:p>
          </table:table-cell>
          <table:table-cell table:style-name="Tabulka3.D2" office:value-type="string">
            <text:p text:style-name="P9"><text:span text:style-name="T58">(</text:span>2x<text:span text:style-name="T58">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7:19:04.856745633</meta:creation-date>
    <dc:date>2021-03-11T16:33:50.007981221</dc:date>
    <meta:editing-duration>PT4H23M28S</meta:editing-duration>
    <meta:editing-cycles>91</meta:editing-cycles>
    <meta:generator>LibreOffice/5.1.6.2$Linux_X86_64 LibreOffice_project/10m0$Build-2</meta:generator>
    <meta:document-statistic meta:table-count="3" meta:image-count="0" meta:object-count="0" meta:page-count="3" meta:paragraph-count="242" meta:word-count="761" meta:character-count="1557" meta:non-whitespace-character-count="1457"/>
  </office:meta>
</office:document-meta>
</file>